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language="es" fo:country="ES"/>
    </style:style>
    <style:style style:name="P2" style:family="paragraph" style:parent-style-name="Text_20_body">
      <style:text-properties fo:language="es" fo:country="ES"/>
    </style:style>
    <style:style style:name="P3" style:family="paragraph" style:parent-style-name="Text_20_body">
      <style:text-properties fo:language="es" fo:country="ES" officeooo:paragraph-rsid="000e9369"/>
    </style:style>
    <style:style style:name="P4" style:family="paragraph" style:parent-style-name="Text_20_body">
      <style:text-properties fo:language="es" fo:country="AR" officeooo:rsid="000e9369" officeooo:paragraph-rsid="000e9369"/>
    </style:style>
    <style:style style:name="P5" style:family="paragraph" style:parent-style-name="Text_20_body" style:list-style-name="L2">
      <style:text-properties officeooo:paragraph-rsid="000e9369"/>
    </style:style>
    <style:style style:name="P6" style:family="paragraph" style:parent-style-name="Text_20_body">
      <style:text-properties officeooo:paragraph-rsid="000e9369"/>
    </style:style>
    <style:style style:name="T1" style:family="text">
      <style:text-properties officeooo:rsid="000c9d04"/>
    </style:style>
    <style:style style:name="T2" style:family="text">
      <style:text-properties fo:language="es" fo:country="AR" officeooo:rsid="000d5f88"/>
    </style:style>
    <style:style style:name="T3" style:family="text">
      <style:text-properties fo:language="es" fo:country="AR" officeooo:rsid="000e9369"/>
    </style:style>
    <style:style style:name="T4" style:family="text">
      <style:text-properties fo:language="es" fo:country="ES"/>
    </style:style>
    <style:style style:name="T5"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question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Contenido de la tarea</text:h>
      <text:p text:style-name="P2">el siguiente trabajo práctico lo ayudará a alcanzar el <text:s/>siguiente resultado de aprendizaje:</text:p>
      <text:p text:style-name="P2"><text:s/>[Interpreta] + [los procesos administrativos tradicionales de la organización] + [para proponer mejoras en los resultados de estados de los estados contables] + [trabajando de manera proactiva y promoviendo el debate en equipos de trabajo colaborativo.]</text:p>
      <text:p text:style-name="P2"/>
      <text:p text:style-name="P2"><text:span text:style-name="T5">1.</text:span> Indique si las siguientes afirmaciones son correctas o incorrectas. Para que una</text:p>
      <text:p text:style-name="P2">aseveración sea correcta debe serlo totalmente.</text:p>
      <text:p text:style-name="P2"><text:span text:style-name="T5">a)</text:span> El objetivo básico de la contabilidad es cumplir con normas legales.</text:p>
      <text:p text:style-name="P2"><text:tab/><text:span text:style-name="T2">No es correcto, dado que la función principal de la contabilidad es proporcionar datos valiosos <text:tab/>que orienten tanto en la toma de decisiones como en el control.</text:span></text:p>
      <text:p text:style-name="P2"><text:span text:style-name="T5">b)</text:span> El inciso 13 del CECYT considera que la contabilidad es una disciplina técnica.</text:p>
      <text:p text:style-name="P2"><text:tab/><text:span text:style-name="T3">Correcto.</text:span></text:p>
      <text:p text:style-name="P2"><text:span text:style-name="T5">c)</text:span> Los informes contables a suministrar a terceros deben ser los mismos utilizados con</text:p>
      <text:p text:style-name="P2">fines internos.</text:p>
      <text:p text:style-name="P2"><text:tab/>No es correcto. En el ámbito de la contabilidad, se distinguen dos categorías de informes: <text:tab/>aquellos diseñados para uso interno por parte de la entidad emisora y los destinados a terceros, <text:tab/>conocidos como estados contables.</text:p>
      <text:p text:style-name="P2"><text:span text:style-name="T5">d)</text:span> Los estados contables deben ser capaces de transmitir información que satisfaga los</text:p>
      <text:p text:style-name="P2">requerimientos de acreedores e inversores.</text:p>
      <text:p text:style-name="P4"><text:tab/>Correcto.</text:p>
      <text:p text:style-name="P2"/>
      <text:p text:style-name="P2"><text:span text:style-name="T5">2.</text:span> Enuncie las características distintivas de las entidades sin fines de lucro.</text:p>
      <text:p text:style-name="P2">Las organizaciones sin ánimo de lucro reciben importantes contribuciones de individuos que no esperan recibir compensación a cambio. Su objetivo principal no radica en la obtención de ganancias mediante la provisión de bienes o servicios, y los donantes no tienen la posibilidad de comercializar, transferir o recuperar su inversión en la entidad.</text:p>
      <text:p text:style-name="P2"/>
      <text:p text:style-name="P2"/>
      <text:p text:style-name="P2"/>
      <text:p text:style-name="P2"/>
      <text:p text:style-name="P2"><text:soft-page-break/><text:span text:style-name="T5">3.</text:span> Prepare una lista de por lo menos cuatro grupos de terceros interesados en la evolución</text:p>
      <text:p text:style-name="P2"><text:span text:style-name="T1">p</text:span>atrimonial de una empresa, indicando qué tipos de decisiones podrían interesarles.</text:p>
      <text:list xml:id="list1341295263" text:style-name="L2">
        <text:list-item>
          <text:p text:style-name="P5"><text:span text:style-name="T4">Proveedores enfrentan la encrucijada de determinar si proceden con la transacción, otorgan crédito o restringen su disponibilidad.</text:span></text:p>
        </text:list-item>
        <text:list-item>
          <text:p text:style-name="P5"><text:span text:style-name="T4">Los clientes, tanto actuales como prospectivos, se hallan ante la disyuntiva de realizar la adquisición, solicitar financiamiento o abstenerse.</text:span></text:p>
        </text:list-item>
        <text:list-item>
          <text:p text:style-name="P5"><text:span text:style-name="T4">Instituciones financieras, incluidos bancos y otras entidades, se ven compelidas a deliberar acerca de la aprobación de préstamos solicitados, la renovación de compromisos previos, entre otros aspectos.</text:span></text:p>
        </text:list-item>
        <text:list-item>
          <text:p text:style-name="P5"><text:span text:style-name="T4">Los inversionistas, ya sean existentes o en potencia, deben evaluar la conveniencia de realizar nuevas inversiones, deshacerse de sus participaciones, entre otras decisiones estratégicas.</text:span></text:p>
        </text:list-item>
      </text:list>
      <text:p text:style-name="P6"/>
      <text:p text:style-name="P2"><text:span text:style-name="T5">4.</text:span> Indique por qué se considera que para definir el contenido de los estados contables debe</text:p>
      <text:p text:style-name="P2">darse preeminencia a las necesidades de inversores y acreedores.</text:p>
      <text:p text:style-name="P2">Es esencial priorizar las demandas de inversores y acreedores al establecer el contenido de los estados financieros, considerando que son los principales destinatarios externos de dicha información y, por lo general, no tienen la facultad de especificar qué datos necesitan. Es posible que los datos destinados a estos grupos también resulten beneficiosos para otros usuarios.</text:p>
      <text:p text:style-name="P2"/>
      <text:p text:style-name="P3"><text:span text:style-name="T5">5.</text:span> Enuncie qué aspectos deberían, como mínimo, ser informados en los estados contables.</text:p>
      <text:p text:style-name="P3">La Comisión de Estudios Sobre Contabilidad del Consejo Profesional de Ciencias Económicas de la Capital Federal sugiere que en los estados contables se incluyan los siguientes puntos esenciales:</text:p>
      <text:p text:style-name="P2"/>
      <text:p text:style-name="P2"><text:span text:style-name="T5">a)</text:span> Descripción de la situación patrimonial en la fecha de elaboración de dichos estados.</text:p>
      <text:p text:style-name="P2"><text:span text:style-name="T5">b)</text:span> Análisis de la evolución del patrimonio durante el período, acompañado de un resumen de las razones detrás de los resultados obtenidos en ese lapso.</text:p>
      <text:p text:style-name="P2"><text:span text:style-name="T5">c)</text:span> Detalle de la evolución integral de la situación financiera durante el mismo período, presentada de manera que permita comprender los efectos de las transacciones, ya sean presupuestarias o no presupuestarias, que hayan ocurrido.</text:p>
      <text:p text:style-name="P2"><text:span text:style-name="T5">d)</text:span> Información sobre la ejecución del presupuesto de gastos y recursos, incluyendo la exposición de las diferentes etapas, el control presupuestario y el análisis y evaluación de cualquier desviación detectad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29T18:36:37.138000000</meta:creation-date>
    <dc:date>2024-04-29T18:47:05.504000000</dc:date>
    <meta:editing-duration>PT10M27S</meta:editing-duration>
    <meta:editing-cycles>4</meta:editing-cycles>
    <meta:generator>LibreOffice/7.3.4.2$Windows_X86_64 LibreOffice_project/728fec16bd5f605073805c3c9e7c4212a0120dc5</meta:generator>
    <meta:document-statistic meta:table-count="0" meta:image-count="0" meta:object-count="0" meta:page-count="2" meta:paragraph-count="32" meta:word-count="602" meta:character-count="4041" meta:non-whitespace-character-count="3466"/>
  </office:meta>
</office:document-meta>
</file>